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rriweather" svg:font-family="Merriweather, Georgia, serif"/>
    <style:font-face style:name="Roboto" svg:font-family="Roboto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Text_20_body">
      <style:text-properties officeooo:paragraph-rsid="0004c5df"/>
    </style:style>
    <style:style style:name="P2" style:family="paragraph" style:parent-style-name="Text_20_body">
      <style:text-properties officeooo:paragraph-rsid="00102261"/>
    </style:style>
    <style:style style:name="P3" style:family="paragraph" style:parent-style-name="Text_20_body">
      <style:text-properties officeooo:paragraph-rsid="00109c8c"/>
    </style:style>
    <style:style style:name="P4" style:family="paragraph" style:parent-style-name="Text_20_body">
      <style:text-properties officeooo:paragraph-rsid="0013a867"/>
    </style:style>
    <style:style style:name="P5" style:family="paragraph" style:parent-style-name="Text_20_body">
      <style:text-properties officeooo:paragraph-rsid="001512af"/>
    </style:style>
    <style:style style:name="P6" style:family="paragraph" style:parent-style-name="Text_20_body">
      <style:text-properties officeooo:paragraph-rsid="0018af0e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Preformatted_20_Text">
      <style:text-properties officeooo:paragraph-rsid="00109c8c"/>
    </style:style>
    <style:style style:name="P9" style:family="paragraph" style:parent-style-name="Preformatted_20_Text">
      <style:paragraph-properties fo:margin-top="0cm" fo:margin-bottom="0.499cm" loext:contextual-spacing="false"/>
    </style:style>
    <style:style style:name="P10" style:family="paragraph" style:parent-style-name="Text_20_body">
      <style:text-properties officeooo:rsid="001d1da4" officeooo:paragraph-rsid="001d1da4"/>
    </style:style>
    <style:style style:name="P11" style:family="paragraph" style:parent-style-name="Text_20_body">
      <style:text-properties officeooo:rsid="001d1da4" officeooo:paragraph-rsid="001dc3a6"/>
    </style:style>
    <style:style style:name="P12" style:family="paragraph" style:parent-style-name="Text_20_body">
      <style:text-properties officeooo:paragraph-rsid="001dc3a6"/>
    </style:style>
    <style:style style:name="P13" style:family="paragraph" style:parent-style-name="Text_20_body">
      <style:text-properties officeooo:paragraph-rsid="001e6d8c"/>
    </style:style>
    <style:style style:name="P14" style:family="paragraph" style:parent-style-name="Text_20_body">
      <style:text-properties officeooo:paragraph-rsid="0018af0e"/>
    </style:style>
    <style:style style:name="P15" style:family="paragraph" style:parent-style-name="Text_20_body">
      <style:text-properties officeooo:paragraph-rsid="00268768"/>
    </style:style>
    <style:style style:name="P16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f7b9c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09f37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212da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39057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b1636"/>
    </style:style>
    <style:style style:name="P2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11111" style:font-name="Roboto" fo:font-size="10.5pt" fo:letter-spacing="normal" fo:font-style="normal" fo:font-weight="normal" officeooo:paragraph-rsid="00209f37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11111" style:font-name="Roboto" fo:font-size="10.5pt" fo:letter-spacing="normal" fo:font-style="normal" fo:font-weight="normal" officeooo:paragraph-rsid="0026cd6f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11111" style:font-name="Roboto" fo:font-size="10.5pt" fo:letter-spacing="normal" fo:font-style="normal" fo:font-weight="normal" officeooo:paragraph-rsid="0027a530"/>
    </style:style>
    <style:style style:name="P2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11111" style:font-name="Roboto" fo:font-size="10.5pt" fo:letter-spacing="normal" fo:font-style="normal" fo:font-weight="normal" officeooo:paragraph-rsid="0027c7d7"/>
    </style:style>
    <style:style style:name="P27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fo:font-variant="normal" fo:text-transform="none" fo:color="#1a1a1a" style:font-name="Merriweather" fo:font-size="12pt" fo:letter-spacing="normal" fo:font-style="normal" fo:font-weight="normal"/>
    </style:style>
    <style:style style:name="P28" style:family="paragraph" style:parent-style-name="Text_20_body" style:list-style-name="L1">
      <style:paragraph-properties fo:margin-top="0cm" fo:margin-bottom="0cm" loext:contextual-spacing="false" fo:orphans="2" fo:widows="2" fo:padding="0cm" fo:border="non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fo:color="#1a1a1a" style:font-name="Merriweather" fo:font-size="12pt" fo:letter-spacing="normal" fo:font-style="normal" fo:font-weight="normal"/>
    </style:style>
    <style:style style:name="T3" style:family="text">
      <style:text-properties fo:font-variant="normal" fo:text-transform="none" fo:color="#1a1a1a" style:font-name="Merriweather" fo:font-size="12pt" fo:letter-spacing="normal" fo:font-style="italic" fo:font-weight="bold"/>
    </style:style>
    <style:style style:name="T4" style:family="text">
      <style:text-properties fo:font-variant="normal" fo:text-transform="none" fo:color="#007acc" style:text-line-through-style="none" style:text-line-through-type="none" style:font-name="Merriweather" fo:font-size="12pt" fo:letter-spacing="normal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111111" style:font-name="Roboto" fo:font-size="10.5pt" fo:letter-spacing="normal" fo:font-style="normal" fo:font-weight="normal"/>
    </style:style>
    <style:style style:name="T6" style:family="text">
      <style:text-properties fo:font-variant="normal" fo:text-transform="none" fo:color="#111111" style:font-name="Roboto" fo:font-size="10.5pt" fo:letter-spacing="normal" fo:font-style="normal" fo:font-weight="normal" fo:background-color="#fff200" loext:char-shading-value="0"/>
    </style:style>
    <style:style style:name="T7" style:family="text">
      <style:text-properties fo:font-variant="normal" fo:text-transform="none" fo:color="#111111" fo:letter-spacing="normal"/>
    </style:style>
    <style:style style:name="T8" style:family="text">
      <style:text-properties fo:font-variant="normal" fo:text-transform="none" style:text-line-through-style="none" style:text-line-through-type="none" style:font-name="Roboto" fo:font-size="10.5pt" fo:letter-spacing="normal" fo:font-style="normal" style:text-underline-style="none" fo:font-weight="normal" style:text-blinking="false"/>
    </style:style>
    <style:style style:name="T9" style:family="text">
      <style:text-properties officeooo:rsid="001dc3a6"/>
    </style:style>
    <style:style style:name="T10" style:family="text">
      <style:text-properties fo:background-color="#fff200" loext:char-shading-value="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redthunder.blog/wp-comments-post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control-implementation="ooo:com.sun.star.form.component.Form" office:target-frame="" xlink:href="https://redthunder.blog/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control-implementation="ooo:com.sun.star.form.component.Form" office:target-frame="" xlink:href="https://redthunder.blog/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img"/><text:bookmark text:name="thumbnail"/><text:a xlink:type="simple" xlink:href="https://www.youtube.com/watch?v=mrxtd0wBGmw&amp;list=PLhW3qG5bs-L-Bt9T_bnyflQ0Te4VgFhKF&amp;t=254s&amp;index=2" text:style-name="Internet_20_link" text:visited-style-name="Visited_20_Internet_20_Link"><text:s/></text:a></text:p>
      <text:p text:style-name="Standard"/>
      <text:p text:style-name="Standard"><text:a xlink:type="simple" xlink:href="https://www.youtube.com/watch?v=mrxtd0wBGmw&amp;list=PLhW3qG5bs-L-Bt9T_bnyflQ0Te4VgFhKF&amp;t=254s&amp;index=2" text:style-name="Internet_20_link" text:visited-style-name="Visited_20_Internet_20_Link"><text:span text:style-name="T1">https://www.youtube.com/watch?v=mrxtd0wBGmw&amp;list=PLhW3qG5bs-L-Bt9T_bnyflQ0Te4VgFhKF&amp;t=254s&amp;index=2</text:span></text:a></text:p>
      <text:p text:style-name="P7"/>
      <text:p text:style-name="Standard"/>
      <text:section text:style-name="Sect1" text:name="content">
        <text:section text:style-name="Sect1" text:name="overlays">
          <text:p text:style-name="Standard"><text:a xlink:type="simple" xlink:href="https://www.youtube.com/watch?v=mrxtd0wBGmw&amp;list=PLhW3qG5bs-L-Bt9T_bnyflQ0Te4VgFhKF&amp;t=254s&amp;index=2" text:style-name="Internet_20_link" text:visited-style-name="Visited_20_Internet_20_Link">7:31 </text:a><text:bookmark text:name="video-title"/>SoapUI Beginner Tutorial 1 - What is SoapUI | SoapUi Introduction | Getting Started </text:p>
        </text:section>
        <text:section text:style-name="Sect1" text:name="meta">
          <text:section text:style-name="Sect1" text:name="metadata">
            <text:p text:style-name="P1">Today we will learn: </text:p>
            <text:p text:style-name="P1">1. What is SoapUI</text:p>
            <text:p text:style-name="P1">2. Why to use SoapUI</text:p>
            <text:p text:style-name="P1">3. How to Download and Install SoapUI</text:p>
            <text:p text:style-name="P1"><text:a xlink:type="simple" xlink:href="https://redthunder.blog/2016/11/22/teaching-how-to-install-soapui-on-linux/" text:style-name="Internet_20_link" text:visited-style-name="Visited_20_Internet_20_Link">https://redthunder.blog/2016/11/22/teaching-how-to-install-soapui-on-linux/</text:a></text:p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list xml:id="list2551880426" text:style-name="L1">
                    <text:list-item>
                      <text:p text:style-name="P16"><text:span text:style-name="T2">Download open source SOAPUI – </text:span><text:a xlink:type="simple" xlink:href="https://www.soapui.org/downloads/latest-release.html" text:style-name="Internet_20_link" text:visited-style-name="Visited_20_Internet_20_Link"><text:span text:style-name="T4">https://www.soapui.org/downloads/latest-release.html</text:span></text:a></text:p>
                    </text:list-item>
                    <text:list-item>
                      <text:p text:style-name="P27">Select “Linux Installer (64-bit)” – Adjust accordingly.</text:p>
                    </text:list-item>
                    <text:list-item>
                      <text:p text:style-name="P27">Click on Download.</text:p>
                    </text:list-item>
                    <text:list-item>
                      <text:p text:style-name="P28"><text:span text:style-name="T2">Once it is download, </text:span><text:span text:style-name="Strong_20_Emphasis"><text:span text:style-name="Emphasis"><text:span text:style-name="T3">chmod 755 SoapUI-x64-5.2.1.sh</text:span></text:span></text:span></text:p>
                    </text:list-item>
                    <text:list-item>
                      <text:p text:style-name="P28"><text:span text:style-name="T2">Then run it: </text:span><text:span text:style-name="Strong_20_Emphasis"><text:span text:style-name="Emphasis"><text:span text:style-name="T3">./SoapUI-x64-5.2.1.sh</text:span></text:span></text:span></text:p>
                    </text:list-item>
                    <text:list-item>
                      <text:p text:style-name="P27">A pop-up will open. Accept all the defaults and follow the wizard to get it installed.</text:p>
                    </text:list-item>
                    <text:list-item>
                      <text:p text:style-name="P28"><text:span text:style-name="T2">It will be installed by default under: </text:span><text:span text:style-name="Strong_20_Emphasis"><text:span text:style-name="Emphasis"><text:span text:style-name="T3">$HOME/SmartBear/SoapUI-5.2.1/bin/SoapUI-5.2.1</text:span></text:span></text:span></text:p>
                    </text:list-item>
                    <text:list-item>
                      <text:p text:style-name="P28"><text:span text:style-name="T2">Select to open it at the end or double click the “</text:span><text:span text:style-name="Strong_20_Emphasis"><text:span text:style-name="Emphasis"><text:span text:style-name="T3">SoapUI 5.2.1.desktop</text:span></text:span></text:span><text:span text:style-name="T2">” icon at the Desktop.</text:span></text:p>
                    </text:list-item>
                  </text:list>
                  <text:p text:style-name="Table_20_Contents"/>
                </table:table-cell>
              </table:table-row>
            </table:table>
            <text:p text:style-name="P1"/>
            <text:p text:style-name="P1">4. Difference between SoapUI Open Source and Paid versions</text:p>
            <text:p text:style-name="P1">What is SoapUI </text:p>
            <text:p text:style-name="P1">------------------------</text:p>
            <text:p text:style-name="P1">API Testing Tool For manual and automation testing of SOAP and REST APIs </text:p>
            <text:p text:style-name="P1">Why to use SoapUI </text:p>
            <text:p text:style-name="P1">------------------------------ </text:p>
            <text:p text:style-name="P1">1. To create quick and efficient API tests</text:p>
            <text:p text:style-name="P1">2. To create API functional, performance and security tests</text:p>
            <text:p text:style-name="P1">3. To create API Testing automation framework</text:p>
            <text:p text:style-name="P1">Step 1 : Download SoapUI from - <text:a xlink:type="simple" xlink:href="https://www.youtube.com/redirect?event=video_description&amp;v=mrxtd0wBGmw&amp;redir_token=W0pZGCU4uYqgjJI5do1Nr2kYddR8MTU0MTU2NTEzOUAxNTQxNDc4NzM5&amp;q=https%3A%2F%2Fwww.soapui.org%2Fdownloads%2Flatest-release.html" text:style-name="Internet_20_link" text:visited-style-name="Visited_20_Internet_20_Link">https://www.soapui.org/downloads/late...</text:a> </text:p>
            <text:p text:style-name="P5">Step 2 : Install SoapUI </text:p>
            <text:p text:style-name="P5"><text:soft-page-break/></text:p>
            <text:p text:style-name="P5">SoapUI Playlist - <text:a xlink:type="simple" xlink:href="https://www.youtube.com/playlist?list=PLhW3qG5bs-L-Bt9T_bnyflQ0Te4VgFhKF" text:style-name="Internet_20_link" text:visited-style-name="Visited_20_Internet_20_Link">https://www.youtube.com/playlist?list...</text:a> Like on Facebook - <text:a xlink:type="simple" xlink:href="https://www.youtube.com/redirect?event=video_description&amp;v=mrxtd0wBGmw&amp;redir_token=W0pZGCU4uYqgjJI5do1Nr2kYddR8MTU0MTU2NTEzOUAxNTQxNDc4NzM5&amp;q=https%3A%2F%2Fwww.facebook.com%2Fautomationstepbystep%2F" text:style-name="Internet_20_link" text:visited-style-name="Visited_20_Internet_20_Link">https://www.facebook.com/automationst...</text:a> Subscribe on: Youtube - <text:a xlink:type="simple" xlink:href="http://youtube.com/automationstepbystep" text:style-name="Internet_20_link" text:visited-style-name="Visited_20_Internet_20_Link">http://youtube.com/automationstepbystep</text:a> _______________________________________________________ . . ________ ONLINE COURSES TO LEARN ________ Visit - <text:a xlink:type="simple" xlink:href="https://www.youtube.com/redirect?event=video_description&amp;v=mrxtd0wBGmw&amp;redir_token=W0pZGCU4uYqgjJI5do1Nr2kYddR8MTU0MTU2NTEzOUAxNTQxNDc4NzM5&amp;q=http%3A%2F%2Fautomationstepbystep.com%2F" text:style-name="Internet_20_link" text:visited-style-name="Visited_20_Internet_20_Link">http://automationstepbystep.com/</text:a> Ask Raghav- <text:a xlink:type="simple" xlink:href="https://www.youtube.com/redirect?event=video_description&amp;v=mrxtd0wBGmw&amp;redir_token=W0pZGCU4uYqgjJI5do1Nr2kYddR8MTU0MTU2NTEzOUAxNTQxNDc4NzM5&amp;q=https%3A%2F%2Fbit.ly%2F2CoJGWf" text:style-name="Internet_20_link" text:visited-style-name="Visited_20_Internet_20_Link">https://bit.ly/2CoJGWf</text:a> Interviews - <text:a xlink:type="simple" xlink:href="https://www.youtube.com/redirect?event=video_description&amp;v=mrxtd0wBGmw&amp;redir_token=W0pZGCU4uYqgjJI5do1Nr2kYddR8MTU0MTU2NTEzOUAxNTQxNDc4NzM5&amp;q=https%3A%2F%2Fbit.ly%2F2NIPPxk" text:style-name="Internet_20_link" text:visited-style-name="Visited_20_Internet_20_Link">https://bit.ly/2NIPPxk</text:a> All Playlists - <text:a xlink:type="simple" xlink:href="https://www.youtube.com/redirect?event=video_description&amp;v=mrxtd0wBGmw&amp;redir_token=W0pZGCU4uYqgjJI5do1Nr2kYddR8MTU0MTU2NTEzOUAxNTQxNDc4NzM5&amp;q=https%3A%2F%2Fbit.ly%2F2LSiezA" text:style-name="Internet_20_link" text:visited-style-name="Visited_20_Internet_20_Link">https://bit.ly/2LSiezA</text:a> ------------ Follow ------------ Facebook - <text:a xlink:type="simple" xlink:href="https://www.youtube.com/redirect?event=video_description&amp;v=mrxtd0wBGmw&amp;redir_token=W0pZGCU4uYqgjJI5do1Nr2kYddR8MTU0MTU2NTEzOUAxNTQxNDc4NzM5&amp;q=https%3A%2F%2Fwww.facebook.com%2Fautomationstepbystep" text:style-name="Internet_20_link" text:visited-style-name="Visited_20_Internet_20_Link">https://www.facebook.com/automationst...</text:a> Twitter - <text:a xlink:type="simple" xlink:href="https://www.youtube.com/redirect?event=video_description&amp;v=mrxtd0wBGmw&amp;redir_token=W0pZGCU4uYqgjJI5do1Nr2kYddR8MTU0MTU2NTEzOUAxNTQxNDc4NzM5&amp;q=https%3A%2F%2Ftwitter.com%2Fautomationsbs" text:style-name="Internet_20_link" text:visited-style-name="Visited_20_Internet_20_Link">https://twitter.com/automationsbs</text:a> Youtube -<text:bookmark-start text:name="__DdeLink__1566_1340236242"/> <text:a xlink:type="simple" xlink:href="http://youtube.com/automationstepbystep" text:style-name="Internet_20_link" text:visited-style-name="Visited_20_Internet_20_Link">http://youtube.com/automationstepbystep</text:a><text:bookmark-end text:name="__DdeLink__1566_1340236242"/> You can support my work and mission for Education on PATREON <text:a xlink:type="simple" xlink:href="https://www.youtube.com/redirect?event=video_description&amp;v=mrxtd0wBGmw&amp;redir_token=W0pZGCU4uYqgjJI5do1Nr2kYddR8MTU0MTU2NTEzOUAxNTQxNDc4NzM5&amp;q=https%3A%2F%2Fwww.patreon.com%2Fraghavpal" text:style-name="Internet_20_link" text:visited-style-name="Visited_20_Internet_20_Link">https://www.patreon.com/raghavpal</text:a></text:p>
            <text:section text:style-name="Sect1" text:name="byline-container">
              <text:p text:style-name="Text_20_body"><text:bookmark text:name="progress"/></text:p>
            </text:section>
          </text:section>
        </text:section>
      </text:section>
      <text:section text:style-name="Sect1" text:name="Section1">
        <text:section text:style-name="Sect1" text:name="Section2">
          <text:p text:style-name="Standard"><text:a xlink:type="simple" xlink:href="https://www.youtube.com/watch?v=9njtJvyYpdg&amp;list=PLhW3qG5bs-L-Bt9T_bnyflQ0Te4VgFhKF&amp;t=0s&amp;index=3" text:style-name="Internet_20_link" text:visited-style-name="Visited_20_Internet_20_Link">9:32 </text:a></text:p>
        </text:section>
        <text:section text:style-name="Sect1" text:name="Section4">
          <text:p text:style-name="Standard"><text:bookmark text:name="mouseover-overlay"/><text:a xlink:type="simple" xlink:href="https://www.youtube.com/watch?v=9njtJvyYpdg&amp;list=PLhW3qG5bs-L-Bt9T_bnyflQ0Te4VgFhKF&amp;t=0s&amp;index=3" text:style-name="Internet_20_link" text:visited-style-name="Visited_20_Internet_20_Link"/></text:p>
        </text:section>
        <text:section text:style-name="Sect1" text:name="Section5">
          <text:p text:style-name="Standard"><text:bookmark text:name="hover-overlays"/><text:a xlink:type="simple" xlink:href="https://www.youtube.com/watch?v=9njtJvyYpdg&amp;list=PLhW3qG5bs-L-Bt9T_bnyflQ0Te4VgFhKF&amp;t=0s&amp;index=3" text:style-name="Internet_20_link" text:visited-style-name="Visited_20_Internet_20_Link"/></text:p>
        </text:section>
        <text:section text:style-name="Sect1" text:name="Section6">
          <text:h text:style-name="Heading_20_3" text:outline-level="3"><text:bookmark text:name="video-title1"/><text:bookmark text:name="meta"/>SoapUI Beginner Tutorial 2 - SoapUI Features and GUI </text:h>
          <text:section text:style-name="Sect1" text:name="Section7">
            <text:p text:style-name="P2"><text:bookmark text:name="metadata"/>Today we will learn: </text:p>
            <text:p text:style-name="P2">1. GUI components of SoapUI</text:p>
            <text:p text:style-name="P2">2. Menu and Icons</text:p>
            <text:p text:style-name="P2">3. Configurations Cross-platform tool Built entirely over Java platform uses Swing for GUI Project - Test Suite - Test Case - Test Step Project Navigator Request Editor Response Editor Sample REST URI - <text:a xlink:type="simple" xlink:href="https://www.youtube.com/redirect?q=http%3A%2F%2Fthomas-bayer.com%2Fsqlrest%2FCUSTOMER%2F10&amp;v=9njtJvyYpdg&amp;event=video_description&amp;redir_token=UhsVe2wjXpg1KTCw5uheEPcUPTx8MTU0MTU5OTY3NUAxNTQxNTEzMjc1" text:style-name="Internet_20_link" text:visited-style-name="Visited_20_Internet_20_Link">http://thomas-bayer.com/sqlrest/CUSTO...</text:a></text:p>
          </text:section>
        </text:section>
      </text:section>
      <text:section text:style-name="Sect1" text:name="Section14">
        <text:section text:style-name="Sect1" text:name="Section15">
          <text:p text:style-name="Standard"><text:a xlink:type="simple" xlink:href="https://www.youtube.com/watch?v=h54HqkSp4jg&amp;list=PLhW3qG5bs-L-Bt9T_bnyflQ0Te4VgFhKF&amp;t=0s&amp;index=4" text:style-name="Internet_20_link" text:visited-style-name="Visited_20_Internet_20_Link">17:40 </text:a></text:p>
        </text:section>
        <text:section text:style-name="Sect1" text:name="Section19">
          <text:h text:style-name="Heading_20_3" text:outline-level="3"><text:bookmark text:name="video-title2"/><text:bookmark text:name="meta1"/>SoapUI Beginner Tutorial 3 - First SoapUI Project | SOAP | How to create Project in SoapUI </text:h>
          <text:section text:style-name="Sect1" text:name="Section20">
            <text:p text:style-name="P2"><text:bookmark text:name="metadata1"/>Today we will learn: 1. How to create a SOAP API Project </text:p>
            <text:p text:style-name="P2">2. How to add WSDL</text:p>
            <text:p text:style-name="P2">3. How to create Test Suite - Test Cases </text:p>
            <text:p text:style-name="P2">4. How to add Assertions </text:p>
            <text:p text:style-name="P2">5. Run Test Step - Test Case - Test Suite</text:p>
            <text:p text:style-name="P2">6. How to run in sequence and in parallel </text:p>
            <text:p text:style-name="P2">7. How to create API Documentation WSDL - <text:a xlink:type="simple" xlink:href="http://webservices.oorsprong.org/webs" text:style-name="Internet_20_link" text:visited-style-name="Visited_20_Internet_20_Link">http://webservices.oorsprong.org/webs</text:a><text:a xlink:type="simple" xlink:href="https://www.youtube.com/redirect?v=h54HqkSp4jg&amp;event=video_description&amp;q=http%3A%2F%2Fwebservices.oorsprong.org%2Fwebsamples.countryinfo%2FCountryInfoService.wso%3Fwsdl&amp;redir_token=uWQmbY42l-riaI2QsFsEM21F6p98MTU0MTYwMDI4OEAxNTQxNTEzODg4" text:style-name="Internet_20_link" text:visited-style-name="Visited_20_Internet_20_Link">...</text:a></text:p>
            <text:p text:style-name="Text_20_body"><text:a xlink:type="simple" xlink:href="http://webservices.oorsprong.org/websamples.countryinfo/CountryInfoService.wso?wsdl" text:style-name="Internet_20_link" text:visited-style-name="Visited_20_Internet_20_Link">http://webservices.oorsprong.org/websamples.countryinfo/CountryInfoService.wso?wsdl</text:a></text:p>
            <text:p text:style-name="Text_20_body"/>
          </text:section>
        </text:section>
      </text:section>
      <text:section text:style-name="Sect1" text:name="Section27">
        <text:section text:style-name="Sect1" text:name="Section28">
          <text:p text:style-name="Standard"><text:a xlink:type="simple" xlink:href="https://www.youtube.com/watch?v=9V2oqVzZuT4&amp;list=PLhW3qG5bs-L-Bt9T_bnyflQ0Te4VgFhKF&amp;t=239s&amp;index=5" text:style-name="Internet_20_link" text:visited-style-name="Visited_20_Internet_20_Link">12:50 </text:a><text:bookmark text:name="meta2"/><text:bookmark text:name="video-title3"/><text:s text:c="4"/>SoapUI Beginner Tutorial 4 - First SoapUI Project | REST </text:p>
        </text:section>
        <text:section text:style-name="Sect1" text:name="Section32">
          <text:section text:style-name="Sect1" text:name="Section33">
            <text:p text:style-name="P3"><text:bookmark text:name="metadata2"/><text:soft-page-break/>Today we will learn: </text:p>
            <text:p text:style-name="P3">1. Create a REST Project</text:p>
            <text:p text:style-name="P3">2. Add a REST request</text:p>
            <text:p text:style-name="P3">3. How to add request parameters</text:p>
            <text:p text:style-name="P3">4. Create a Test Case</text:p>
            <text:p text:style-name="P3">5. Add assertions</text:p>
            <text:p text:style-name="P3">6. Run and Validate</text:p>
            <text:p text:style-name="P3"/>
            <text:p text:style-name="P8"><text:span text:style-name="Source_20_Text">https://restcountries.eu/rest/v2/all</text:span></text:p>
            <text:p text:style-name="P3"/>
            <text:p text:style-name="P3"/>
            <text:section text:style-name="Sect1" text:name="Section34">
              <text:p text:style-name="Text_20_body"><text:bookmark text:name="byline-container2"/></text:p>
              <text:section text:style-name="Sect1" text:name="Section35">
                <text:p text:style-name="Text_20_body"><text:bookmark text:name="byline-inner-container2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36">
              <text:p text:style-name="Text_20_body"><text:bookmark text:name="metadata-line2"/></text:p>
            </text:section>
          </text:section>
          <text:section text:style-name="Sect1" text:name="Section37">
            <text:p text:style-name="Text_20_body"><text:bookmark text:name="additional-metadata-line2"/></text:p>
          </text:section>
        </text:section>
        <text:section text:style-name="Sect1" text:name="Section38">
          <text:p text:style-name="Standard"><text:bookmark text:name="offer-button2"/></text:p>
        </text:section>
      </text:section>
      <text:section text:style-name="Sect1" text:name="Section39">
        <text:p text:style-name="Standard"><text:bookmark text:name="menu2"/></text:p>
      </text:section>
      <text:section text:style-name="Sect1" text:name="Section40">
        <text:p text:style-name="Standard"><text:bookmark text:name="img4"/><text:bookmark text:name="thumbnail4"/><text:bookmark text:name="content3"/><text:a xlink:type="simple" xlink:href="https://www.youtube.com/watch?v=X-pcU-sIfv4&amp;list=PLhW3qG5bs-L-Bt9T_bnyflQ0Te4VgFhKF&amp;t=0s&amp;index=6" text:style-name="Internet_20_link" text:visited-style-name="Visited_20_Internet_20_Link"><text:s/></text:a></text:p>
        <text:section text:style-name="Sect1" text:name="Section41">
          <text:p text:style-name="Standard"><text:bookmark text:name="overlays3"/></text:p>
          <text:section text:style-name="Sect1" text:name="Section42">
            <text:p text:style-name="Standard"><text:bookmark text:name="progress3"/></text:p>
          </text:section>
          <text:p text:style-name="Standard"><text:a xlink:type="simple" xlink:href="https://www.youtube.com/watch?v=X-pcU-sIfv4&amp;list=PLhW3qG5bs-L-Bt9T_bnyflQ0Te4VgFhKF&amp;t=0s&amp;index=6" text:style-name="Internet_20_link" text:visited-style-name="Visited_20_Internet_20_Link">15:04 </text:a></text:p>
        </text:section>
        <text:section text:style-name="Sect1" text:name="Section43">
          <text:p text:style-name="Standard"><text:bookmark text:name="mouseover-overlay3"/><text:a xlink:type="simple" xlink:href="https://www.youtube.com/watch?v=X-pcU-sIfv4&amp;list=PLhW3qG5bs-L-Bt9T_bnyflQ0Te4VgFhKF&amp;t=0s&amp;index=6" text:style-name="Internet_20_link" text:visited-style-name="Visited_20_Internet_20_Link"/></text:p>
        </text:section>
        <text:section text:style-name="Sect1" text:name="Section44">
          <text:p text:style-name="Standard"><text:bookmark text:name="hover-overlays3"/><text:a xlink:type="simple" xlink:href="https://www.youtube.com/watch?v=X-pcU-sIfv4&amp;list=PLhW3qG5bs-L-Bt9T_bnyflQ0Te4VgFhKF&amp;t=0s&amp;index=6" text:style-name="Internet_20_link" text:visited-style-name="Visited_20_Internet_20_Link"/></text:p>
        </text:section>
        <text:section text:style-name="Sect1" text:name="Section45">
          <text:h text:style-name="Heading_20_3" text:outline-level="3"><text:bookmark text:name="video-title4"/><text:bookmark text:name="meta3"/>SoapUI Beginner Tutorial 5 - How to use PROPERTIES </text:h>
          <text:section text:style-name="Sect1" text:name="Section46">
            <text:p text:style-name="P9"><text:span text:style-name="Source_20_Text">https://restcountries.eu/rest/v2/all</text:span></text:p>
            <text:p text:style-name="Text_20_body"><text:bookmark text:name="metadata3"/></text:p>
            <text:section text:style-name="Sect1" text:name="Section47">
              <text:p text:style-name="P4"><text:bookmark text:name="byline-container3"/>1. What is property in soapui</text:p>
              <text:p text:style-name="P4">2. Why do we use it</text:p>
              <text:p text:style-name="P4">3. How to create properties at different levels 4</text:p>
              <text:p text:style-name="P12">. How to refer properties Properties can be used as variables to store values that can be referred in testing Properties can be accessed at following levels: </text:p>
              <text:p text:style-name="P12"/>
              <text:p text:style-name="P12">Project - ${<text:a xlink:type="simple" xlink:href="https://www.youtube.com/results?search_query=%23Project" text:style-name="Internet_20_link" text:visited-style-name="Visited_20_Internet_20_Link">#Project</text:a><text:a xlink:type="simple" xlink:href="https://www.youtube.com/results?search_query=%23PropertyName" text:style-name="Internet_20_link" text:visited-style-name="Visited_20_Internet_20_Link">#PropertyName</text:a>} </text:p>
              <text:p text:style-name="P12"><text:soft-page-break/>TestSuite - ${<text:a xlink:type="simple" xlink:href="https://www.youtube.com/results?search_query=%23TestSuite" text:style-name="Internet_20_link" text:visited-style-name="Visited_20_Internet_20_Link">#TestSuite</text:a><text:a xlink:type="simple" xlink:href="https://www.youtube.com/results?search_query=%23PropertyName" text:style-name="Internet_20_link" text:visited-style-name="Visited_20_Internet_20_Link">#PropertyName</text:a>} </text:p>
              <text:p text:style-name="P12">TestCase - ${<text:a xlink:type="simple" xlink:href="https://www.youtube.com/results?search_query=%23TestCase" text:style-name="Internet_20_link" text:visited-style-name="Visited_20_Internet_20_Link">#TestCase</text:a><text:a xlink:type="simple" xlink:href="https://www.youtube.com/results?search_query=%23PropertyName" text:style-name="Internet_20_link" text:visited-style-name="Visited_20_Internet_20_Link">#PropertyName</text:a>} </text:p>
              <text:p text:style-name="P12">TestStep- ${TestStepName<text:a xlink:type="simple" xlink:href="https://www.youtube.com/results?search_query=%23PropertyName" text:style-name="Internet_20_link" text:visited-style-name="Visited_20_Internet_20_Link">#PropertyName</text:a>}</text:p>
              <text:p text:style-name="P12">System - ${<text:a xlink:type="simple" xlink:href="https://www.youtube.com/results?search_query=%23System" text:style-name="Internet_20_link" text:visited-style-name="Visited_20_Internet_20_Link">#System</text:a><text:a xlink:type="simple" xlink:href="https://www.youtube.com/results?search_query=%23PropertyName" text:style-name="Internet_20_link" text:visited-style-name="Visited_20_Internet_20_Link">#PropertyName</text:a>}</text:p>
              <text:p text:style-name="P12">Env - ${<text:a xlink:type="simple" xlink:href="https://www.youtube.com/results?search_query=%23Env" text:style-name="Internet_20_link" text:visited-style-name="Visited_20_Internet_20_Link">#Env</text:a><text:a xlink:type="simple" xlink:href="https://www.youtube.com/results?search_query=%23PropertyName" text:style-name="Internet_20_link" text:visited-style-name="Visited_20_Internet_20_Link">#PropertyName</text:a>} </text:p>
              <text:p text:style-name="P12">Global - ${<text:a xlink:type="simple" xlink:href="https://www.youtube.com/results?search_query=%23Global" text:style-name="Internet_20_link" text:visited-style-name="Visited_20_Internet_20_Link">#Global</text:a><text:a xlink:type="simple" xlink:href="https://www.youtube.com/results?search_query=%23PropertyName" text:style-name="Internet_20_link" text:visited-style-name="Visited_20_Internet_20_Link">#PropertyName</text:a>} </text:p>
              <text:section text:style-name="Sect1" text:name="Section48">
                <text:p text:style-name="Text_20_body"><text:bookmark text:name="byline-inner-container3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49">
              <text:p text:style-name="Text_20_body"><text:bookmark text:name="metadata-line3"/></text:p>
            </text:section>
          </text:section>
          <text:section text:style-name="Sect1" text:name="Section50">
            <text:p text:style-name="P10"><text:bookmark text:name="additional-metadata-line3"/>Log.infor “hello World...”</text:p>
            <text:p text:style-name="P10">def name<text:span text:style-name="T9">1</text:span>= context.expand(‘${#CountryName#Name}’) </text:p>
            <text:p text:style-name="P11">def name<text:span text:style-name="T9">2</text:span>= context.expand(‘${#<text:span text:style-name="T9">Sustem</text:span>#<text:span text:style-name="T9">User.home</text:span>}’) </text:p>
            <text:p text:style-name="P11">def name<text:span text:style-name="T9">3</text:span>= context.expand(‘${#<text:span text:style-name="T9">Env</text:span>#<text:span text:style-name="T9">MAVEN_HOME</text:span>}’) </text:p>
            <text:p text:style-name="P10">log.info (“Property name is <text:s/>: <text:s/>“+ name);</text:p>
            <text:p text:style-name="P10"/>
          </text:section>
        </text:section>
        <text:section text:style-name="Sect1" text:name="Section51">
          <text:p text:style-name="Standard"><text:bookmark text:name="offer-button3"/></text:p>
        </text:section>
      </text:section>
      <text:section text:style-name="Sect1" text:name="Section52">
        <text:p text:style-name="Standard"><text:bookmark text:name="menu3"/></text:p>
      </text:section>
      <text:section text:style-name="Sect1" text:name="Section53">
        <text:p text:style-name="Standard"><text:bookmark text:name="img5"/><text:bookmark text:name="thumbnail5"/><text:bookmark text:name="content4"/><text:a xlink:type="simple" xlink:href="https://www.youtube.com/watch?v=lUxvIxQnqjc&amp;list=PLhW3qG5bs-L-Bt9T_bnyflQ0Te4VgFhKF&amp;t=0s&amp;index=7" text:style-name="Internet_20_link" text:visited-style-name="Visited_20_Internet_20_Link"><text:s/></text:a></text:p>
        <text:section text:style-name="Sect1" text:name="Section54">
          <text:p text:style-name="Standard"><text:bookmark text:name="overlays4"/></text:p>
          <text:section text:style-name="Sect1" text:name="Section55">
            <text:p text:style-name="Standard"><text:bookmark text:name="progress4"/></text:p>
          </text:section>
          <text:p text:style-name="Standard"><text:a xlink:type="simple" xlink:href="https://www.youtube.com/watch?v=lUxvIxQnqjc&amp;list=PLhW3qG5bs-L-Bt9T_bnyflQ0Te4VgFhKF&amp;t=0s&amp;index=7" text:style-name="Internet_20_link" text:visited-style-name="Visited_20_Internet_20_Link">18:56 </text:a></text:p>
        </text:section>
        <text:section text:style-name="Sect1" text:name="Section56">
          <text:p text:style-name="Standard"><text:bookmark text:name="mouseover-overlay4"/><text:a xlink:type="simple" xlink:href="https://www.youtube.com/watch?v=lUxvIxQnqjc&amp;list=PLhW3qG5bs-L-Bt9T_bnyflQ0Te4VgFhKF&amp;t=0s&amp;index=7" text:style-name="Internet_20_link" text:visited-style-name="Visited_20_Internet_20_Link"/></text:p>
        </text:section>
        <text:section text:style-name="Sect1" text:name="Section57">
          <text:p text:style-name="Standard"><text:bookmark text:name="hover-overlays4"/><text:a xlink:type="simple" xlink:href="https://www.youtube.com/watch?v=lUxvIxQnqjc&amp;list=PLhW3qG5bs-L-Bt9T_bnyflQ0Te4VgFhKF&amp;t=0s&amp;index=7" text:style-name="Internet_20_link" text:visited-style-name="Visited_20_Internet_20_Link"/></text:p>
        </text:section>
        <text:section text:style-name="Sect1" text:name="Section58">
          <text:h text:style-name="Heading_20_3" text:outline-level="3"><text:bookmark text:name="video-title5"/><text:bookmark text:name="meta4"/>SoapUI Beginner Tutorial 6 - How to Get and Set Properties through GROOVY scripts </text:h>
          <text:section text:style-name="Sect1" text:name="Section59">
            <text:p text:style-name="P6"><text:bookmark text:name="metadata4"/>Today we will learn: </text:p>
            <text:p text:style-name="P6">1. How to get property</text:p>
            <text:p text:style-name="P6">2. How to set property</text:p>
            <text:p text:style-name="P6">3. How to add property</text:p>
            <text:p text:style-name="P6">4. How to remove property</text:p>
            <text:p text:style-name="P6">5. How to loop through all properties</text:p>
            <text:p text:style-name="P6">References <text:a xlink:type="simple" xlink:href="https://www.youtube.com/redirect?v=lUxvIxQnqjc&amp;redir_token=swObuK6pa7F2K2k-ZZ2hUN1BNFB8MTU0MTYxNzA4OEAxNTQxNTMwNjg4&amp;event=video_description&amp;q=https%3A%2F%2Fwww.soapui.org%2Fscripting-properties%2Ftips-tricks.html" text:style-name="Internet_20_link" text:visited-style-name="Visited_20_Internet_20_Link">https://www.soapui.org/scripting-prop...</text:a> </text:p>
            <text:p text:style-name="P6"/>
            <text:p text:style-name="P6"/>
            <text:p text:style-name="P6"><text:soft-page-break/>Notes </text:p>
            <text:p text:style-name="P13">// Get and Set Property </text:p>
            <text:p text:style-name="P13">//Project </text:p>
            <text:p text:style-name="P13">testRunner.testCase.testSuite.project.getPropertyValue("Name") testRunner.testCase.testSuite.project.setPropertyValue("Name","I am in Project") </text:p>
            <text:p text:style-name="P13">//TestSuite </text:p>
            <text:p text:style-name="P13">testRunner.testCase.testSuite.getPropertyValue("Name") testRunner.testCase.testSuite.setPropertyValue("Name","I am in TestSuite") </text:p>
            <text:p text:style-name="P6">//TestCase<text:line-break/>testRunner.testCase.getPropertyValue("Name") testRunner.testCase.setPropertyValue("Name","I am in TestCase") </text:p>
            <text:p text:style-name="P13">//TestStep </text:p>
            <text:p text:style-name="P13">testRunner.testCase.getTestStepByName("CountryCodes").getPropertyValue("Name") testRunner.testCase.getTestStepByName("CountryCodes").setPropertyValue("Name","I am in Test Step") </text:p>
            <text:p text:style-name="P13">//Global </text:p>
            <text:p text:style-name="P13">com.eviware.soapui.SoapUI.globalProperties.getPropertyValue( "Name") com.eviware.soapui.SoapUI.globalProperties.setPropertyValue( "Name","I am in Global Prop" ) </text:p>
            <text:p text:style-name="P13"/>
            <text:p text:style-name="P13"/>
            <text:p text:style-name="P13">// Add Property </text:p>
            <text:p text:style-name="P13">testRunner.testCase.testSuite.project.addProperty("DOB") </text:p>
            <text:p text:style-name="P13"/>
            <text:p text:style-name="P13">// Remove property</text:p>
            <text:p text:style-name="P13"><text:s/>//Project </text:p>
            <text:p text:style-name="P13">testRunner.testCase.testSuite.project.removeProperty("Name"); </text:p>
            <text:p text:style-name="P13">//TestSuite </text:p>
            <text:p text:style-name="P13">testRunner.testCase.testSuite.removeProperty("Name") </text:p>
            <text:p text:style-name="P13"/>
            <text:p text:style-name="P13">// Loop through properties </text:p>
            <text:p text:style-name="P13">testRunner.testCase.properties.each { key,value - log.info (testRunner.testCase.getPropertyValue(key)) //log.info (key+" - "+value) } </text:p>
            <text:section text:style-name="Sect1" text:name="Section60">
              <text:p text:style-name="Text_20_body"><text:bookmark text:name="progress5"/><text:soft-page-break/></text:p>
            </text:section>
          </text:section>
        </text:section>
      </text:section>
      <text:section text:style-name="Sect1" text:name="Section66">
        <text:section text:style-name="Sect1" text:name="Section67">
          <text:p text:style-name="Standard"><text:a xlink:type="simple" xlink:href="https://www.youtube.com/watch?v=GSAt7YOvjbY&amp;list=PLhW3qG5bs-L-Bt9T_bnyflQ0Te4VgFhKF&amp;t=0s&amp;index=8" text:style-name="Internet_20_link" text:visited-style-name="Visited_20_Internet_20_Link">10:55 </text:a></text:p>
        </text:section>
        <text:section text:style-name="Sect1" text:name="Section69">
          <text:p text:style-name="Standard"><text:bookmark text:name="mouseover-overlay5"/><text:a xlink:type="simple" xlink:href="https://www.youtube.com/watch?v=GSAt7YOvjbY&amp;list=PLhW3qG5bs-L-Bt9T_bnyflQ0Te4VgFhKF&amp;t=0s&amp;index=8" text:style-name="Internet_20_link" text:visited-style-name="Visited_20_Internet_20_Link"/></text:p>
        </text:section>
        <text:section text:style-name="Sect1" text:name="Section70">
          <text:p text:style-name="Standard"><text:bookmark text:name="hover-overlays5"/><text:a xlink:type="simple" xlink:href="https://www.youtube.com/watch?v=GSAt7YOvjbY&amp;list=PLhW3qG5bs-L-Bt9T_bnyflQ0Te4VgFhKF&amp;t=0s&amp;index=8" text:style-name="Internet_20_link" text:visited-style-name="Visited_20_Internet_20_Link"/></text:p>
        </text:section>
        <text:section text:style-name="Sect1" text:name="Section71">
          <text:h text:style-name="Heading_20_3" text:outline-level="3"><text:bookmark text:name="video-title6"/><text:bookmark text:name="meta5"/>SoapUI Beginner Tutorial 7 - How to do Property Transfer | Values Transfer </text:h>
          <text:section text:style-name="Sect1" text:name="Section72">
            <text:p text:style-name="Text_20_body"><text:bookmark text:name="metadata5"/></text:p>
            <text:section text:style-name="Sect1" text:name="Section73">
              <text:p text:style-name="P17"><text:bookmark text:name="byline-container5"/><text:span text:style-name="T5">1. How to send values from response of one api to request of another api </text:span><text:line-break/></text:p>
              <text:section text:style-name="Sect1" text:name="Section74">
                <text:p text:style-name="Text_20_body"><text:s/><text:a xlink:type="simple" xlink:href="https://www.youtube.com/watch?v=GQKPClA1kBE&amp;list=PLhW3qG5bs-L-Bt9T_bnyflQ0Te4VgFhKF&amp;t=0s&amp;index=9" text:style-name="Internet_20_link" text:visited-style-name="Visited_20_Internet_20_Link">22:18 </text:a></text:p>
              </text:section>
            </text:section>
          </text:section>
        </text:section>
      </text:section>
      <text:section text:style-name="Sect1" text:name="Section79">
        <text:section text:style-name="Sect1" text:name="Section84">
          <text:h text:style-name="Heading_20_3" text:outline-level="3"><text:bookmark text:name="video-title7"/><text:bookmark text:name="meta6"/>SoapUI Beginner Tutorial 8 - GROOVY Scripting in SoapUI | Getting Started </text:h>
          <text:section text:style-name="Sect1" text:name="Section85">
            <text:p text:style-name="P18"><text:span text:style-name="T5">Today we will learn: </text:span></text:p>
            <text:p text:style-name="P18"><text:span text:style-name="T5">----------------------------- </text:span></text:p>
            <text:p text:style-name="P18"><text:span text:style-name="T5">1. What is Groovy</text:span></text:p>
            <text:p text:style-name="P18"><text:span text:style-name="T5">2. How to add groovy scripts in SoapUI</text:span></text:p>
            <text:p text:style-name="P18"><text:span text:style-name="T5">3. How to do basic coding in groovy in SoapUI</text:span></text:p>
            <text:p text:style-name="P18"><text:span text:style-name="T5">4. Basic Object Oriented Programming. (Classes and Objects) References </text:span><text:a xlink:type="simple" xlink:href="https://www.youtube.com/redirect?q=https%3A%2F%2Fen.wikipedia.org%2Fwiki%2FApache_Groovy&amp;redir_token=dqLSyJjdszapF7ffkDdXLYsTbVZ8MTU0MTY5ODkyNkAxNTQxNjEyNTI2&amp;event=video_description&amp;v=GQKPClA1kBE" text:style-name="Internet_20_link" text:visited-style-name="Visited_20_Internet_20_Link"><text:span text:style-name="T8">https://en.wikipedia.org/wiki/Apache_...</text:span></text:a><text:span text:style-name="T7"> </text:span><text:a xlink:type="simple" xlink:href="https://www.youtube.com/redirect?q=https%3A%2F%2Fwww.soapui.org%2Fapidocs%2Fcom%2Feviware%2Fsoapui%2Fmodel%2Ftestsuite%2FTestRunner.html&amp;redir_token=dqLSyJjdszapF7ffkDdXLYsTbVZ8MTU0MTY5ODkyNkAxNTQxNjEyNTI2&amp;event=video_description&amp;v=GQKPClA1kBE" text:style-name="Internet_20_link" text:visited-style-name="Visited_20_Internet_20_Link"><text:span text:style-name="T8">https://www.soapui.org/apidocs/com/ev...</text:span></text:a></text:p>
            <text:p text:style-name="P18"><text:span text:style-name="T5">Code Snippets </text:span></text:p>
            <text:p text:style-name="P18"><text:span text:style-name="T5">============= </text:span></text:p>
            <text:p text:style-name="P20"><text:span text:style-name="T5">import java.io.*; </text:span></text:p>
            <text:p text:style-name="P21"><text:span text:style-name="T5">log.info (" Hello World ... "); </text:span></text:p>
            <text:p text:style-name="P21"><text:span text:style-name="T5">int a = 10 ; </text:span></text:p>
            <text:p text:style-name="P21"><text:span text:style-name="T5">int b = 20 ; </text:span></text:p>
            <text:p text:style-name="P21"><text:span text:style-name="T5">int c = a+b ; </text:span></text:p>
            <text:p text:style-name="P21"><text:span text:style-name="T5">log.info (" Result is : "+c) ; </text:span></text:p>
            <text:p text:style-name="P21"><text:span text:style-name="T5"/></text:p>
            <text:p text:style-name="P21"><text:span text:style-name="T5">// this is a single line comment </text:span></text:p>
            <text:p text:style-name="P21"><text:span text:style-name="T5">/* * This is </text:span></text:p>
            <text:p text:style-name="P21"><text:span text:style-name="T5">* multiline comment</text:span></text:p>
            <text:p text:style-name="P21"><text:span text:style-name="T5">*/ </text:span></text:p>
            <text:p text:style-name="P21"><text:span text:style-name="T5"/></text:p>
            <text:p text:style-name="P21"><text:span text:style-name="T5">//log //context //</text:span></text:p>
            <text:p text:style-name="P21"><text:span text:style-name="T5"/></text:p>
            <text:p text:style-name="P21"><text:soft-page-break/><text:span text:style-name="T6">testRunner log.info testRunner.metaClass.methods*.name.unique().sort()</text:span><text:span text:style-name="T5"> ====================== </text:span></text:p>
            <text:p text:style-name="P18"><text:span text:style-name="T5"/></text:p>
            <text:p text:style-name="P21"><text:span text:style-name="T5">class Hello{ </text:span></text:p>
            <text:p text:style-name="P21"><text:span text:style-name="T5">def log; def context; def testRunner; </text:span></text:p>
            <text:p text:style-name="P21"><text:span text:style-name="T5">def Hello(log, context, testRunner){ </text:span></text:p>
            <text:p text:style-name="P21"><text:span text:style-name="T5">this.log = log </text:span></text:p>
            <text:p text:style-name="P21"><text:span text:style-name="T5">this.context = context </text:span></text:p>
            <text:p text:style-name="P21"><text:span text:style-name="T5">this.testRunner = testRunner </text:span></text:p>
            <text:p text:style-name="P21"><text:span text:style-name="T5">} </text:span></text:p>
            <text:p text:style-name="P21"><text:span text:style-name="T5">def sayHello(String name){ </text:span></text:p>
            <text:p text:style-name="P21"><text:span text:style-name="T5">log.info (" Hello "+name); </text:span></text:p>
            <text:p text:style-name="P21"><text:span text:style-name="T5">} </text:span></text:p>
            <text:p text:style-name="P21"><text:span text:style-name="T5">} </text:span></text:p>
            <text:p text:style-name="P20"><text:span text:style-name="T5">context.setProperty("Hello", new Hello(log,context,testRunner)) </text:span></text:p>
            <text:p text:style-name="P18"><text:span text:style-name="T5">======================== </text:span></text:p>
            <text:p text:style-name="P21"><text:span text:style-name="T5">def testStep = testRunner.testCase.getTestStepByName("Hello") </text:span></text:p>
            <text:p text:style-name="P21"><text:span text:style-name="T5"/></text:p>
            <text:p text:style-name="P21"><text:span text:style-name="T5">testStep.run(testRunner, context) </text:span></text:p>
            <text:p text:style-name="P21"><text:span text:style-name="T5">context.Hello.sayHello("Raghav") </text:span></text:p>
            <text:p text:style-name="P18"><text:span text:style-name="T5">============================ </text:span></text:p>
            <text:p text:style-name="P18"><text:span text:style-name="T5">project = testRunner.testCase.testSuite.project ; </text:span></text:p>
            <text:p text:style-name="P18"><text:span text:style-name="T5">tcase = project.testSuites["TestSuite3"].testCases["TestCase1"] ; </text:span></text:p>
            <text:p text:style-name="P18"><text:span text:style-name="T5">hello = tcase.getTestStepByName("Hello"); </text:span></text:p>
            <text:p text:style-name="P18"><text:span text:style-name="T5">hello.run(testRunner, context)</text:span></text:p>
            <text:p text:style-name="P18"><text:span text:style-name="T5">context.Hello.sayHello("Raghav") </text:span></text:p>
            <text:p text:style-name="P18"><text:span text:style-name="T5">project = testRunner.testCase.testSuite.project ; </text:span></text:p>
            <text:p text:style-name="P18"><text:span text:style-name="T5">tcase = project.testSuites["TestSuite"].testCases["TestCaseName"] ; </text:span></text:p>
            <text:p text:style-name="P18"><text:span text:style-name="T5">hello = tcase.getTestStepByName("Hello"); </text:span></text:p>
            <text:p text:style-name="P18"><text:span text:style-name="T5"/></text:p>
            <text:p text:style-name="P18"><text:span text:style-name="T5">log.info testRunner.metaClass.methods*.name.unique().sort() </text:span></text:p>
            <text:p text:style-name="P18"><text:span text:style-name="T5">context.setProperty("Hello", new Hello(log,context,testRunner)) </text:span></text:p>
            <text:p text:style-name="P18"><text:soft-page-break/><text:span text:style-name="T5">def hello = testRunner.testCase.getTestStepByName("Hello"); </text:span></text:p>
            <text:p text:style-name="P18"><text:span text:style-name="T5"/></text:p>
            <text:p text:style-name="P18"><text:span text:style-name="T5">hello.run(testRunner, context) </text:span></text:p>
            <text:p text:style-name="P18"><text:span text:style-name="T5">def ref = context.Hello; </text:span></text:p>
            <text:p text:style-name="P19"><text:span text:style-name="T5">ref.printHello("Raghav");</text:span></text:p>
            <text:p text:style-name="P23">l<text:span text:style-name="T10">og.info testRunner.metaClass.methods*.name.unique().sort()</text:span></text:p>
            <text:p text:style-name="P19"><text:span text:style-name="T5"><text:s/>==============================================</text:span></text:p>
          </text:section>
        </text:section>
      </text:section>
      <text:section text:style-name="Sect1" text:name="Section92">
        <text:section text:style-name="Sect1" text:name="Section93">
          <text:p text:style-name="Standard"><text:bookmark text:name="overlays7"/>11:45 </text:p>
        </text:section>
        <text:section text:style-name="Sect1" text:name="Section94">
          <text:p text:style-name="Standard"><text:bookmark text:name="mouseover-overlay7"/></text:p>
        </text:section>
        <text:section text:style-name="Sect1" text:name="Section95">
          <text:p text:style-name="Standard"><text:bookmark text:name="hover-overlays7"/></text:p>
        </text:section>
        <text:section text:style-name="Sect1" text:name="Section96">
          <text:h text:style-name="Heading_20_3" text:outline-level="3"><text:bookmark text:name="video-title8"/><text:bookmark text:name="meta7"/>SoapUI Beginner Tutorial 9 - How to run a Request | from GUI, Groovy and Command Line </text:h>
          <text:section text:style-name="Sect1" text:name="Section97">
            <text:p text:style-name="P15"><text:bookmark text:name="metadata7"/>Today we will learn: </text:p>
            <text:p text:style-name="P15">1. How to run a request or step from GUI</text:p>
            <text:p text:style-name="P15">2. How to run a request or step from Groovy</text:p>
            <text:p text:style-name="P15">3. Options for command line runs</text:p>
            <text:p text:style-name="P15">Useful TIPS </text:p>
            <text:p text:style-name="P15">//Groovy - run request from same TestCase </text:p>
            <text:p text:style-name="P15">def status = testRunner.runTestStepByName("TestStepName") </text:p>
            <text:p text:style-name="P15">def result = status.getStatus().toString(); </text:p>
            <text:p text:style-name="P15">log.info (" ---- "+result) </text:p>
            <text:p text:style-name="P15">//Groovy - run request from another TestCase or TestSuite </text:p>
            <text:p text:style-name="P15">project = testRunner.testCase.testSuite.project ; </text:p>
            <text:p text:style-name="P15">tcase = project.testSuites["TestSuiteName"].testCases["TestCaseName"] ; </text:p>
            <text:p text:style-name="P15">tstep = tcase.getTestStepByName("TestStepName"); </text:p>
            <text:p text:style-name="P15">def status = tstep.run(testRunner, context) </text:p>
            <text:p text:style-name="P15">def result = status.getStatus().toString(); </text:p>
            <text:p text:style-name="P15">log.info (" ---- "+result) </text:p>
            <text:p text:style-name="P15"><text:a xlink:type="simple" xlink:href="https://www.youtube.com/redirect?v=3PlXWtTswug&amp;redir_token=v8e55sYabct3zw5jUnLP3dyCKWR8MTU0MTYyMjY1NkAxNTQxNTM2MjU2&amp;event=video_description&amp;q=https%3A%2F%2Fwww.soapui.org%2Fdocs%2Ffunctional-testing%2Fteststep-reference%2Frun-testcase.html" text:style-name="Internet_20_link" text:visited-style-name="Visited_20_Internet_20_Link"/></text:p>
            <text:p text:style-name="P15"><text:a xlink:type="simple" xlink:href="https://www.youtube.com/redirect?v=3PlXWtTswug&amp;redir_token=v8e55sYabct3zw5jUnLP3dyCKWR8MTU0MTYyMjY1NkAxNTQxNTM2MjU2&amp;event=video_description&amp;q=https%3A%2F%2Fwww.soapui.org%2Fdocs%2Ffunctional-testing%2Fteststep-reference%2Frun-testcase.html" text:style-name="Internet_20_link" text:visited-style-name="Visited_20_Internet_20_Link"/></text:p>
            <text:p text:style-name="P15"><text:a xlink:type="simple" xlink:href="https://www.youtube.com/redirect?v=3PlXWtTswug&amp;redir_token=v8e55sYabct3zw5jUnLP3dyCKWR8MTU0MTYyMjY1NkAxNTQxNTM2MjU2&amp;event=video_description&amp;q=https%3A%2F%2Fwww.soapui.org%2Fdocs%2Ffunctional-testing%2Fteststep-reference%2Frun-testcase.html" text:style-name="Internet_20_link" text:visited-style-name="Visited_20_Internet_20_Link">https://www.soapui.org/docs/functiona...</text:a></text:p>
          </text:section>
        </text:section>
      </text:section>
      <text:section text:style-name="Sect1" text:name="Section104">
        <text:section text:style-name="Sect1" text:name="Section105">
          <text:p text:style-name="Standard"><text:soft-page-break/><text:a xlink:type="simple" xlink:href="https://www.youtube.com/watch?v=nSvCa_Dyf0w&amp;list=PLhW3qG5bs-L-Bt9T_bnyflQ0Te4VgFhKF&amp;t=605s&amp;index=11" text:style-name="Internet_20_link" text:visited-style-name="Visited_20_Internet_20_Link">14:03 </text:a></text:p>
        </text:section>
        <text:section text:style-name="Sect1" text:name="Section109">
          <text:h text:style-name="Heading_20_3" text:outline-level="3"><text:bookmark text:name="video-title9"/><text:bookmark text:name="meta8"/>SoapUI Beginner Tutorial 10 - How to run a Test Case - from GUI, Groovy and Command Line </text:h>
          <text:section text:style-name="Sect1" text:name="Section110">
            <text:p text:style-name="P24">Today we will learn:</text:p>
            <text:p text:style-name="P24"><text:s/>------------------------- </text:p>
            <text:p text:style-name="P24">1. How to run a Test Case from GUI</text:p>
            <text:p text:style-name="P24">2. How to run a Test Case from Groovy</text:p>
            <text:p text:style-name="P24">3. How to run a Test Case from CommandLine</text:p>
            <text:p text:style-name="P24"/>
            <text:p text:style-name="P24">Useful TIPS </text:p>
            <text:p text:style-name="P24">--------------- </text:p>
            <text:p text:style-name="P24">How to get list of all TCs in a test suite </text:p>
            <text:p text:style-name="P24">Get TestCaseName - testRunner.testCase.name </text:p>
            <text:p text:style-name="P24"/>
            <text:p text:style-name="P24">Notes: groovy code to run test case </text:p>
            <text:p text:style-name="P24">===================== </text:p>
            <text:p text:style-name="P24">def tCase = testRunner.testCase.testSuite.testCases["TestCaseName"] </text:p>
            <text:p text:style-name="P25">runner = tCase.run(new com.eviware.soapui.support.types.StringToObjectMap(), false); groovy code to loop test cases in a test suite ================================== </text:p>
            <text:p text:style-name="P25">def testCases = context.testCase.testSuite.getTestCaseList() testCases.each{ log.info(it.name) } </text:p>
            <text:p text:style-name="P25"/>
            <text:p text:style-name="P25">command line run </text:p>
            <text:p text:style-name="P25">============== </text:p>
            <text:p text:style-name="P25"/>
            <text:p text:style-name="P25">cd C:\Program Files\SmartBear\SoapUI-5.4.0\bin\ testrunner.bat -sTestSuite3 -cTestCase2 "C:\Users\Raghav </text:p>
            <text:p text:style-name="P25"/>
            <text:p text:style-name="P25">Pal\OneDrive\Projects\SoapUIProjects\CountryInfoService-soapui-project1.xml" _______________________________________________________</text:p>
          </text:section>
        </text:section>
      </text:section>
      <text:section text:style-name="Sect1" text:name="Section117">
        <text:section text:style-name="Sect1" text:name="Section118">
          <text:p text:style-name="Standard"><text:bookmark text:name="overlays9"/>10:30 </text:p>
        </text:section>
        <text:section text:style-name="Sect1" text:name="Section119">
          <text:p text:style-name="Standard"><text:bookmark text:name="mouseover-overlay9"/></text:p>
        </text:section>
        <text:section text:style-name="Sect1" text:name="Section120">
          <text:p text:style-name="Standard"><text:bookmark text:name="hover-overlays9"/></text:p>
        </text:section>
        <text:section text:style-name="Sect1" text:name="Section121">
          <text:h text:style-name="Heading_20_3" text:outline-level="3"><text:bookmark text:name="video-title10"/><text:bookmark text:name="meta9"/><text:soft-page-break/>SoapUI Beginner Tutorial 11 - How to run a Test Suite - From GUI, Groovy and Command Line </text:h>
          <text:section text:style-name="Sect1" text:name="Section122">
            <text:p text:style-name="P26">Today we will learn: </text:p>
            <text:p text:style-name="P26">------------------------- </text:p>
            <text:p text:style-name="P26">1. How to run a TestSuite from GUI</text:p>
            <text:p text:style-name="P26">2. How to run a TestSuite from Groovy</text:p>
            <text:p text:style-name="P26">3. How to run a TestSuite from CommandLine</text:p>
            <text:p text:style-name="P26"/>
            <text:p text:style-name="P26">Groovy script </text:p>
            <text:p text:style-name="P26">------------------- </text:p>
            <text:p text:style-name="P26">def suite = context.testCase.testSuite.project.testSuites["TestSuiteName"] </text:p>
            <text:p text:style-name="P26">suite.run(null,false) </text:p>
            <text:p text:style-name="P26"/>
            <text:p text:style-name="P26">// null can be replaced with : new com.eviware.soapui.support.types.StringToObjectMap() log.info (" === "+suite.getName().toString()+" - Executed successfully") </text:p>
            <text:p text:style-name="P26"/>
            <text:p text:style-name="P26"/>
            <text:p text:style-name="P26">command line run </text:p>
            <text:p text:style-name="P26">---------------------------- </text:p>
            <text:p text:style-name="P26">cd C:\Program Files\SmartBear\SoapUI-5.4.0\bin\ </text:p>
            <text:p text:style-name="P26">testrunner.bat -sTestSuite2 -j -f"C:\Users\Raghav Pal\Desktop" "C:\Users\Raghav Pal\OneDrive\Projects\SoapUIProjects\CountryInfoService-soapui-project1.xml"</text:p>
          </text:section>
        </text:section>
      </text:section>
      <text:section text:style-name="Sect1" text:name="Section129">
        <text:section text:style-name="Sect1" text:name="Section130">
          <text:p text:style-name="Standard"><text:bookmark text:name="overlays10"/>9:45 </text:p>
        </text:section>
        <text:section text:style-name="Sect1" text:name="Section131">
          <text:p text:style-name="Standard"><text:bookmark text:name="mouseover-overlay10"/></text:p>
        </text:section>
        <text:section text:style-name="Sect1" text:name="Section132">
          <text:p text:style-name="Standard"><text:bookmark text:name="hover-overlays10"/></text:p>
        </text:section>
        <text:section text:style-name="Sect1" text:name="Section133">
          <text:h text:style-name="Heading_20_3" text:outline-level="3"><text:bookmark text:name="video-title11"/><text:bookmark text:name="meta10"/>SoapUI Beginner Tutorial 12 - How to run PROJECT - From GUI, Groovy and Command Line </text:h>
          <text:section text:style-name="Sect1" text:name="Section134">
            <text:p text:style-name="Text_20_body"><text:bookmark text:name="metadata10"/></text:p>
            <text:section text:style-name="Sect1" text:name="Section135">
              <text:p text:style-name="Text_20_body"><text:bookmark text:name="byline-container10"/></text:p>
              <text:section text:style-name="Sect1" text:name="Section136">
                <text:p text:style-name="Text_20_body"><text:bookmark text:name="byline-inner-container10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137">
              <text:p text:style-name="Text_20_body"><text:bookmark text:name="metadata-line10"/></text:p>
            </text:section>
          </text:section>
          <text:section text:style-name="Sect1" text:name="Section138">
            <text:p text:style-name="Text_20_body"><text:bookmark text:name="additional-metadata-line10"/></text:p>
          </text:section>
        </text:section>
        <text:section text:style-name="Sect1" text:name="Section139">
          <text:p text:style-name="Standard"><text:bookmark text:name="offer-button10"/></text:p>
        </text:section>
      </text:section>
      <text:section text:style-name="Sect1" text:name="Section140">
        <text:p text:style-name="Standard"><text:bookmark text:name="menu10"/></text:p>
      </text:section>
      <text:section text:style-name="Sect1" text:name="Section141">
        <text:p text:style-name="Standard"><text:bookmark text:name="img12"/><text:bookmark text:name="thumbnail12"/><text:bookmark text:name="content11"/><text:soft-page-break/><text:a xlink:type="simple" xlink:href="https://www.youtube.com/watch?v=4_S330fgij0&amp;list=PLhW3qG5bs-L-Bt9T_bnyflQ0Te4VgFhKF&amp;t=0s&amp;index=14" text:style-name="Internet_20_link" text:visited-style-name="Visited_20_Internet_20_Link"><text:s/></text:a></text:p>
        <text:section text:style-name="Sect1" text:name="Section142">
          <text:p text:style-name="Standard"><text:bookmark text:name="overlays11"/>4:37 </text:p>
        </text:section>
        <text:section text:style-name="Sect1" text:name="Section143">
          <text:p text:style-name="Standard"><text:bookmark text:name="mouseover-overlay11"/></text:p>
        </text:section>
        <text:section text:style-name="Sect1" text:name="Section144">
          <text:p text:style-name="Standard"><text:bookmark text:name="hover-overlays11"/></text:p>
        </text:section>
        <text:section text:style-name="Sect1" text:name="Section145">
          <text:h text:style-name="Heading_20_3" text:outline-level="3"><text:bookmark text:name="video-title12"/><text:bookmark text:name="meta11"/>SoapUI Beginner Tutorial 13 - How to check LOGS in SoapUI | Troubleshooting tips in SoapUI </text:h>
          <text:section text:style-name="Sect1" text:name="Section146">
            <text:p text:style-name="Text_20_body"><text:bookmark text:name="metadata11"/></text:p>
            <text:section text:style-name="Sect1" text:name="Section147">
              <text:p text:style-name="Text_20_body"><text:bookmark text:name="byline-container11"/></text:p>
              <text:section text:style-name="Sect1" text:name="Section148">
                <text:p text:style-name="Text_20_body"><text:bookmark text:name="byline-inner-container11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149">
              <text:p text:style-name="Text_20_body"><text:bookmark text:name="metadata-line11"/></text:p>
            </text:section>
          </text:section>
          <text:section text:style-name="Sect1" text:name="Section150">
            <text:p text:style-name="Text_20_body"><text:bookmark text:name="additional-metadata-line11"/></text:p>
          </text:section>
        </text:section>
        <text:section text:style-name="Sect1" text:name="Section151">
          <text:p text:style-name="Standard"><text:bookmark text:name="offer-button11"/></text:p>
        </text:section>
      </text:section>
      <text:section text:style-name="Sect1" text:name="Section152">
        <text:p text:style-name="Standard"><text:bookmark text:name="menu11"/></text:p>
      </text:section>
      <text:section text:style-name="Sect1" text:name="Section153">
        <text:p text:style-name="Standard"><text:bookmark text:name="img13"/><text:bookmark text:name="thumbnail13"/><text:bookmark text:name="content12"/><text:a xlink:type="simple" xlink:href="https://www.youtube.com/watch?v=T9pKLL31S4I&amp;list=PLhW3qG5bs-L-Bt9T_bnyflQ0Te4VgFhKF&amp;t=0s&amp;index=15" text:style-name="Internet_20_link" text:visited-style-name="Visited_20_Internet_20_Link"><text:s/></text:a></text:p>
        <text:section text:style-name="Sect1" text:name="Section154">
          <text:p text:style-name="Standard"><text:bookmark text:name="overlays12"/>12:17 </text:p>
        </text:section>
        <text:section text:style-name="Sect1" text:name="Section155">
          <text:p text:style-name="Standard"><text:bookmark text:name="mouseover-overlay12"/></text:p>
        </text:section>
        <text:section text:style-name="Sect1" text:name="Section156">
          <text:p text:style-name="Standard"><text:bookmark text:name="hover-overlays12"/></text:p>
        </text:section>
        <text:section text:style-name="Sect1" text:name="Section157">
          <text:h text:style-name="Heading_20_3" text:outline-level="3"><text:bookmark text:name="video-title13"/><text:bookmark text:name="meta12"/>SoapUI Beginner Tutorial 14 - How to create SetUp and TearDown in SoapUI </text:h>
          <text:section text:style-name="Sect1" text:name="Section158">
            <text:p text:style-name="P22"><text:span text:style-name="T5">Today we will learn:</text:span></text:p>
            <text:p text:style-name="P22"><text:span text:style-name="T5"><text:s/>-------------------------- </text:span></text:p>
            <text:p text:style-name="P22"><text:span text:style-name="T5">1. What is SetUp and TearDown</text:span></text:p>
            <text:p text:style-name="P22"><text:span text:style-name="T5">2. Why to use it</text:span></text:p>
            <text:p text:style-name="P22"><text:span text:style-name="T5">. How to use SetUp and TearDown scripts in SoapUI </text:span></text:p>
            <text:p text:style-name="P22"><text:span text:style-name="T5">4. How to set SetUp and TearDown with groovy scripts</text:span></text:p>
            <text:p text:style-name="P22"><text:span text:style-name="T5"/></text:p>
            <text:p text:style-name="P22"><text:span text:style-name="T5">Setup - runs before running the element in context Teardown - runs after running the element in context </text:span></text:p>
            <text:p text:style-name="P22"><text:span text:style-name="T5"/></text:p>
            <text:p text:style-name="P22"><text:span text:style-name="T5">groovy code to set and get setup and teardown scripts -------------------------------------------------------------------------- testRunner.testCase.testSuite.project.getTestSuiteByName('TestSuite1').getTestCaseByName('TestCase1').setSetupScript('log.info "setup"') testRunner.testCase.testSuite.project.getTestSuiteByName('TestSuite1').getTestCaseByName('TestCase1').setTearDownScript('log.info "teardown"') log.info (" -- "+testRunner.testCase.getSetupScript()); log.info (" -- "+testRunner.testCase.getTearDownScript()); </text:span></text:p>
            <text:p text:style-name="P22"><text:span text:style-name="T5"/></text:p>
            <text:p text:style-name="P22"><text:soft-page-break/><text:span text:style-name="T5">groovy code can be given at project load script to load setup and teardown scritps from file -------------------------------------------------------------------------------------------------------------------------- def su = new File("setup.txt").text def td = new File("teardown.txt").text project.getTestSuiteList().each { testSuite - testSuite.getTestCaseList().each { testCase - testCase.setSetupScript(su) testCase.setTearDownScript(td) } } </text:span><text:line-break/></text:p>
          </text:section>
        </text:section>
      </text:section>
      <text:section text:style-name="Sect1" text:name="Section165">
        <text:section text:style-name="Sect1" text:name="Section166">
          <text:p text:style-name="Standard"><text:bookmark text:name="overlays13"/>6:43 </text:p>
        </text:section>
        <text:section text:style-name="Sect1" text:name="Section167">
          <text:p text:style-name="Standard"><text:bookmark text:name="mouseover-overlay13"/></text:p>
        </text:section>
        <text:section text:style-name="Sect1" text:name="Section168">
          <text:p text:style-name="Standard"><text:bookmark text:name="hover-overlays13"/></text:p>
        </text:section>
        <text:section text:style-name="Sect1" text:name="Section169">
          <text:h text:style-name="Heading_20_3" text:outline-level="3"><text:bookmark text:name="video-title14"/><text:bookmark text:name="meta13"/>SoapUI Beginner Tutorial 15 - What are Assertions | How to create assertions in SoapUI </text:h>
          <text:section text:style-name="Sect1" text:name="Section170">
            <text:p text:style-name="Text_20_body"><text:bookmark text:name="metadata13"/></text:p>
            <text:section text:style-name="Sect1" text:name="Section171">
              <text:p text:style-name="Text_20_body"><text:bookmark text:name="byline-container13"/></text:p>
              <text:section text:style-name="Sect1" text:name="Section172">
                <text:p text:style-name="Text_20_body"><text:bookmark text:name="byline-inner-container13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173">
              <text:p text:style-name="Text_20_body"><text:bookmark text:name="metadata-line13"/></text:p>
            </text:section>
          </text:section>
          <text:section text:style-name="Sect1" text:name="Section174">
            <text:p text:style-name="Text_20_body"><text:bookmark text:name="additional-metadata-line13"/></text:p>
          </text:section>
        </text:section>
        <text:section text:style-name="Sect1" text:name="Section175">
          <text:p text:style-name="Standard"><text:bookmark text:name="offer-button13"/></text:p>
        </text:section>
      </text:section>
      <text:section text:style-name="Sect1" text:name="Section176">
        <text:p text:style-name="Standard"><text:bookmark text:name="menu13"/></text:p>
      </text:section>
      <text:section text:style-name="Sect1" text:name="Section177">
        <text:p text:style-name="Standard"><text:bookmark text:name="img15"/><text:bookmark text:name="thumbnail15"/><text:bookmark text:name="content14"/><text:a xlink:type="simple" xlink:href="https://www.youtube.com/watch?v=S01IWefBu8o&amp;list=PLhW3qG5bs-L-Bt9T_bnyflQ0Te4VgFhKF&amp;t=0s&amp;index=17" text:style-name="Internet_20_link" text:visited-style-name="Visited_20_Internet_20_Link"><text:s/></text:a></text:p>
        <text:section text:style-name="Sect1" text:name="Section178">
          <text:p text:style-name="Standard"><text:bookmark text:name="overlays14"/>12:37 </text:p>
        </text:section>
        <text:section text:style-name="Sect1" text:name="Section179">
          <text:p text:style-name="Standard"><text:bookmark text:name="mouseover-overlay14"/></text:p>
        </text:section>
        <text:section text:style-name="Sect1" text:name="Section180">
          <text:p text:style-name="Standard"><text:bookmark text:name="hover-overlays14"/></text:p>
        </text:section>
        <text:section text:style-name="Sect1" text:name="Section181">
          <text:h text:style-name="Heading_20_3" text:outline-level="3"><text:bookmark text:name="video-title15"/><text:bookmark text:name="meta14"/>SoapUI Beginner Tutorial 16 - How to add ASSERTIONS | XPath | XQuery | Json Assertions in SoapUI </text:h>
          <text:section text:style-name="Sect1" text:name="Section182">
            <text:p text:style-name="Text_20_body"><text:bookmark text:name="metadata14"/></text:p>
            <text:section text:style-name="Sect1" text:name="Section183">
              <text:p text:style-name="Text_20_body"><text:bookmark text:name="byline-container14"/></text:p>
              <text:section text:style-name="Sect1" text:name="Section184">
                <text:p text:style-name="Text_20_body"><text:bookmark text:name="byline-inner-container14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185">
              <text:p text:style-name="Text_20_body"><text:bookmark text:name="metadata-line14"/></text:p>
            </text:section>
          </text:section>
          <text:section text:style-name="Sect1" text:name="Section186">
            <text:p text:style-name="Text_20_body"><text:bookmark text:name="additional-metadata-line14"/></text:p>
          </text:section>
        </text:section>
        <text:section text:style-name="Sect1" text:name="Section187">
          <text:p text:style-name="Standard"><text:bookmark text:name="offer-button14"/></text:p>
        </text:section>
      </text:section>
      <text:section text:style-name="Sect1" text:name="Section188">
        <text:p text:style-name="Standard"><text:bookmark text:name="menu14"/></text:p>
      </text:section>
      <text:section text:style-name="Sect1" text:name="Section189">
        <text:p text:style-name="Standard"><text:bookmark text:name="img16"/><text:bookmark text:name="thumbnail16"/><text:bookmark text:name="content15"/><text:a xlink:type="simple" xlink:href="https://www.youtube.com/watch?v=ElN7QuayTHE&amp;list=PLhW3qG5bs-L-Bt9T_bnyflQ0Te4VgFhKF&amp;t=0s&amp;index=18" text:style-name="Internet_20_link" text:visited-style-name="Visited_20_Internet_20_Link"><text:s/></text:a></text:p>
        <text:section text:style-name="Sect1" text:name="Section190">
          <text:p text:style-name="Standard"><text:bookmark text:name="overlays15"/>17:41 </text:p>
        </text:section>
        <text:section text:style-name="Sect1" text:name="Section191">
          <text:p text:style-name="Standard"><text:bookmark text:name="mouseover-overlay15"/></text:p>
        </text:section>
        <text:section text:style-name="Sect1" text:name="Section192">
          <text:p text:style-name="Standard"><text:bookmark text:name="hover-overlays15"/></text:p>
        </text:section>
        <text:section text:style-name="Sect1" text:name="Section193">
          <text:h text:style-name="Heading_20_3" text:outline-level="3"><text:bookmark text:name="video-title16"/><text:bookmark text:name="meta15"/>SoapUI Beginner Tutorial 17 - How to create Script Assertions </text:h>
          <text:section text:style-name="Sect1" text:name="Section194">
            <text:p text:style-name="Text_20_body"><text:bookmark text:name="metadata15"/></text:p>
            <text:section text:style-name="Sect1" text:name="Section195">
              <text:p text:style-name="Text_20_body"><text:bookmark text:name="byline-container15"/><text:soft-page-break/></text:p>
              <text:section text:style-name="Sect1" text:name="Section196">
                <text:p text:style-name="Text_20_body"><text:bookmark text:name="byline-inner-container15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197">
              <text:p text:style-name="Text_20_body"><text:bookmark text:name="metadata-line15"/></text:p>
            </text:section>
          </text:section>
          <text:section text:style-name="Sect1" text:name="Section198">
            <text:p text:style-name="Text_20_body"><text:bookmark text:name="additional-metadata-line15"/></text:p>
          </text:section>
        </text:section>
        <text:section text:style-name="Sect1" text:name="Section199">
          <text:p text:style-name="Standard"><text:bookmark text:name="offer-button15"/></text:p>
        </text:section>
      </text:section>
      <text:section text:style-name="Sect1" text:name="Section200">
        <text:p text:style-name="Standard"><text:bookmark text:name="menu15"/></text:p>
      </text:section>
      <text:section text:style-name="Sect1" text:name="Section201">
        <text:p text:style-name="Standard"><text:bookmark text:name="img17"/><text:bookmark text:name="thumbnail17"/><text:bookmark text:name="content16"/><text:a xlink:type="simple" xlink:href="https://www.youtube.com/watch?v=JLQ0ayUr4CE&amp;list=PLhW3qG5bs-L-Bt9T_bnyflQ0Te4VgFhKF&amp;t=0s&amp;index=19" text:style-name="Internet_20_link" text:visited-style-name="Visited_20_Internet_20_Link"><text:s/></text:a></text:p>
        <text:section text:style-name="Sect1" text:name="Section202">
          <text:p text:style-name="Standard"><text:bookmark text:name="overlays16"/>16:46 </text:p>
        </text:section>
        <text:section text:style-name="Sect1" text:name="Section203">
          <text:p text:style-name="Standard"><text:bookmark text:name="mouseover-overlay16"/></text:p>
        </text:section>
        <text:section text:style-name="Sect1" text:name="Section204">
          <text:p text:style-name="Standard"><text:bookmark text:name="hover-overlays16"/></text:p>
        </text:section>
        <text:section text:style-name="Sect1" text:name="Section205">
          <text:h text:style-name="Heading_20_3" text:outline-level="3"><text:bookmark text:name="video-title17"/><text:bookmark text:name="meta16"/>SoapUI Beginner Tutorial 18 - How to run SoapUI tests on Jenkins | SoapUI with Jenkins </text:h>
          <text:section text:style-name="Sect1" text:name="Section206">
            <text:p text:style-name="Text_20_body"><text:bookmark text:name="metadata16"/></text:p>
            <text:section text:style-name="Sect1" text:name="Section207">
              <text:p text:style-name="Text_20_body"><text:bookmark text:name="byline-container16"/></text:p>
              <text:section text:style-name="Sect1" text:name="Section208">
                <text:p text:style-name="Text_20_body"><text:bookmark text:name="byline-inner-container16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209">
              <text:p text:style-name="Text_20_body"><text:bookmark text:name="metadata-line16"/></text:p>
            </text:section>
          </text:section>
          <text:section text:style-name="Sect1" text:name="Section210">
            <text:p text:style-name="Text_20_body"><text:bookmark text:name="additional-metadata-line16"/></text:p>
          </text:section>
        </text:section>
        <text:section text:style-name="Sect1" text:name="Section211">
          <text:p text:style-name="Standard"><text:bookmark text:name="offer-button16"/></text:p>
        </text:section>
      </text:section>
      <text:section text:style-name="Sect1" text:name="Section212">
        <text:p text:style-name="Standard"><text:bookmark text:name="menu16"/></text:p>
      </text:section>
      <text:section text:style-name="Sect1" text:name="Section213">
        <text:p text:style-name="Standard"><text:bookmark text:name="img18"/><text:bookmark text:name="thumbnail18"/><text:bookmark text:name="content17"/><text:a xlink:type="simple" xlink:href="https://www.youtube.com/watch?v=0fHmwmRSEa4&amp;list=PLhW3qG5bs-L-Bt9T_bnyflQ0Te4VgFhKF&amp;t=0s&amp;index=20" text:style-name="Internet_20_link" text:visited-style-name="Visited_20_Internet_20_Link"><text:s/></text:a></text:p>
        <text:section text:style-name="Sect1" text:name="Section214">
          <text:p text:style-name="Standard"><text:bookmark text:name="overlays17"/>10:47 </text:p>
        </text:section>
        <text:section text:style-name="Sect1" text:name="Section215">
          <text:p text:style-name="Standard"><text:bookmark text:name="mouseover-overlay17"/></text:p>
        </text:section>
        <text:section text:style-name="Sect1" text:name="Section216">
          <text:p text:style-name="Standard"><text:bookmark text:name="hover-overlays17"/></text:p>
        </text:section>
        <text:section text:style-name="Sect1" text:name="Section217">
          <text:h text:style-name="Heading_20_3" text:outline-level="3"><text:bookmark text:name="video-title18"/><text:bookmark text:name="meta17"/>SoapUI Beginner Tutorial 19 - How to create API MONITORS | AlertSite </text:h>
          <text:section text:style-name="Sect1" text:name="Section218">
            <text:p text:style-name="Text_20_body"><text:bookmark text:name="metadata17"/></text:p>
            <text:section text:style-name="Sect1" text:name="Section219">
              <text:p text:style-name="Text_20_body"><text:bookmark text:name="byline-container17"/></text:p>
              <text:section text:style-name="Sect1" text:name="Section220">
                <text:p text:style-name="Text_20_body"><text:bookmark text:name="byline-inner-container17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221">
              <text:p text:style-name="Text_20_body"><text:bookmark text:name="metadata-line17"/></text:p>
            </text:section>
          </text:section>
          <text:section text:style-name="Sect1" text:name="Section222">
            <text:p text:style-name="Text_20_body"><text:bookmark text:name="additional-metadata-line17"/></text:p>
          </text:section>
        </text:section>
        <text:section text:style-name="Sect1" text:name="Section223">
          <text:p text:style-name="Standard"><text:bookmark text:name="offer-button17"/></text:p>
        </text:section>
      </text:section>
      <text:section text:style-name="Sect1" text:name="Section224">
        <text:p text:style-name="Standard"><text:bookmark text:name="menu17"/></text:p>
      </text:section>
      <text:section text:style-name="Sect1" text:name="Section225">
        <text:p text:style-name="Standard"><text:bookmark text:name="img19"/><text:bookmark text:name="thumbnail19"/><text:bookmark text:name="content18"/><text:a xlink:type="simple" xlink:href="https://www.youtube.com/watch?v=GFUikJWaMn0&amp;list=PLhW3qG5bs-L-Bt9T_bnyflQ0Te4VgFhKF&amp;t=0s&amp;index=21" text:style-name="Internet_20_link" text:visited-style-name="Visited_20_Internet_20_Link"><text:s/></text:a></text:p>
        <text:section text:style-name="Sect1" text:name="Section226">
          <text:p text:style-name="Standard"><text:bookmark text:name="overlays18"/>12:12 </text:p>
        </text:section>
        <text:section text:style-name="Sect1" text:name="Section227">
          <text:p text:style-name="Standard"><text:bookmark text:name="mouseover-overlay18"/></text:p>
        </text:section>
        <text:section text:style-name="Sect1" text:name="Section228">
          <text:p text:style-name="Standard"><text:bookmark text:name="hover-overlays18"/></text:p>
        </text:section>
        <text:section text:style-name="Sect1" text:name="Section229">
          <text:h text:style-name="Heading_20_3" text:outline-level="3"><text:bookmark text:name="video-title19"/><text:bookmark text:name="meta18"/><text:soft-page-break/>SoapUI Beginner Tutorial 20 - How to add SoapUI Projects to GIT (version control system) </text:h>
          <text:section text:style-name="Sect1" text:name="Section230">
            <text:p text:style-name="Text_20_body"><text:bookmark text:name="metadata18"/></text:p>
            <text:section text:style-name="Sect1" text:name="Section231">
              <text:p text:style-name="Text_20_body"><text:bookmark text:name="byline-container18"/></text:p>
              <text:section text:style-name="Sect1" text:name="Section232">
                <text:p text:style-name="Text_20_body"><text:bookmark text:name="byline-inner-container18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233">
              <text:p text:style-name="Text_20_body"><text:bookmark text:name="metadata-line18"/></text:p>
            </text:section>
          </text:section>
          <text:section text:style-name="Sect1" text:name="Section234">
            <text:p text:style-name="Text_20_body"><text:bookmark text:name="additional-metadata-line18"/></text:p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rriweather" svg:font-family="Merriweather, Georgia, serif"/>
    <style:font-face style:name="Roboto" svg:font-family="Roboto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23:31:50.794355541</meta:creation-date>
    <dc:date>2018-11-07T22:22:54.959675783</dc:date>
    <meta:editing-duration>P1DT1H46M11S</meta:editing-duration>
    <meta:editing-cycles>19</meta:editing-cycles>
    <meta:generator>LibreOffice/6.0.6.2$Linux_X86_64 LibreOffice_project/00m0$Build-2</meta:generator>
    <meta:document-statistic meta:table-count="1" meta:image-count="0" meta:object-count="0" meta:page-count="14" meta:paragraph-count="260" meta:word-count="1486" meta:character-count="12588" meta:non-whitespace-character-count="11159"/>
  </office:meta>
</office:document-meta>
</file>